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10444444444444cm"/>
    </style:style>
    <style:style style:name="co4" style:family="table-column">
      <style:table-column-properties fo:break-before="auto" style:column-width="3.93347222222222cm"/>
    </style:style>
    <style:style style:name="co5" style:family="table-column">
      <style:table-column-properties fo:break-before="auto" style:column-width="4.56847222222222cm"/>
    </style:style>
    <style:style style:name="co6" style:family="table-column">
      <style:table-column-properties fo:break-before="auto" style:column-width="4.37444444444444cm"/>
    </style:style>
    <style:style style:name="co7" style:family="table-column">
      <style:table-column-properties fo:break-before="auto" style:column-width="3.598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As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rth America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Africa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70.938586959999995" table:style-name="ce1">
            <text:p>70.93858696</text:p>
          </table:table-cell>
          <table:table-cell office:value-type="float" office:value="70.102068970000005" table:style-name="ce1">
            <text:p>70.10206897</text:p>
          </table:table-cell>
          <table:table-cell office:value-type="float" office:value="76.81321509" table:style-name="ce1">
            <text:p>76.81321509</text:p>
          </table:table-cell>
          <table:table-cell office:value-type="float" office:value="73.714641740000005" table:style-name="ce1">
            <text:p>73.71464174</text:p>
          </table:table-cell>
          <table:table-cell office:value-type="float" office:value="72.780790960000004" table:style-name="ce1">
            <text:p>72.78079096</text:p>
          </table:table-cell>
          <table:table-cell office:value-type="float" office:value="58.373969379999998" table:style-name="ce1">
            <text:p>58.37396938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70.945823279999999" table:style-name="ce1">
            <text:p>70.94582328</text:p>
          </table:table-cell>
          <table:table-cell office:value-type="float" office:value="70.177241379999998" table:style-name="ce1">
            <text:p>70.17724138</text:p>
          </table:table-cell>
          <table:table-cell office:value-type="float" office:value="77.450181490000006" table:style-name="ce1">
            <text:p>77.45018149</text:p>
          </table:table-cell>
          <table:table-cell office:value-type="float" office:value="73.705295949999993" table:style-name="ce1">
            <text:p>73.70529595</text:p>
          </table:table-cell>
          <table:table-cell office:value-type="float" office:value="72.789265540000002" table:style-name="ce1">
            <text:p>72.78926554</text:p>
          </table:table-cell>
          <table:table-cell office:value-type="float" office:value="58.344051829999998" table:style-name="ce1">
            <text:p>58.34405183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71.187375889999998" table:style-name="ce1">
            <text:p>71.18737589</text:p>
          </table:table-cell>
          <table:table-cell office:value-type="float" office:value="70.251724139999993" table:style-name="ce1">
            <text:p>70.25172414</text:p>
          </table:table-cell>
          <table:table-cell office:value-type="float" office:value="77.436029079999997" table:style-name="ce1">
            <text:p>77.43602908</text:p>
          </table:table-cell>
          <table:table-cell office:value-type="float" office:value="73.696261680000006" table:style-name="ce1">
            <text:p>73.69626168</text:p>
          </table:table-cell>
          <table:table-cell office:value-type="float" office:value="72.798305080000006" table:style-name="ce1">
            <text:p>72.79830508</text:p>
          </table:table-cell>
          <table:table-cell office:value-type="float" office:value="58.404947" table:style-name="ce1">
            <text:p>58.404947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71.180567379999999" table:style-name="ce1">
            <text:p>71.18056738</text:p>
          </table:table-cell>
          <table:table-cell office:value-type="float" office:value="70.346206899999999" table:style-name="ce1">
            <text:p>70.3462069</text:p>
          </table:table-cell>
          <table:table-cell office:value-type="float" office:value="77.427630949999994" table:style-name="ce1">
            <text:p>77.42763095</text:p>
          </table:table-cell>
          <table:table-cell office:value-type="float" office:value="73.687538939999996" table:style-name="ce1">
            <text:p>73.68753894</text:p>
          </table:table-cell>
          <table:table-cell office:value-type="float" office:value="72.8039548" table:style-name="ce1">
            <text:p>72.8039548</text:p>
          </table:table-cell>
          <table:table-cell office:value-type="float" office:value="58.436631329999997" table:style-name="ce1">
            <text:p>58.43663133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71.173617019999995" table:style-name="ce1">
            <text:p>71.17361702</text:p>
          </table:table-cell>
          <table:table-cell office:value-type="float" office:value="70.46068966" table:style-name="ce1">
            <text:p>70.46068966</text:p>
          </table:table-cell>
          <table:table-cell office:value-type="float" office:value="77.419388339999998" table:style-name="ce1">
            <text:p>77.41938834</text:p>
          </table:table-cell>
          <table:table-cell office:value-type="float" office:value="73.6788162" table:style-name="ce1">
            <text:p>73.6788162</text:p>
          </table:table-cell>
          <table:table-cell office:value-type="float" office:value="72.816949149999999" table:style-name="ce1">
            <text:p>72.81694915</text:p>
          </table:table-cell>
          <table:table-cell office:value-type="float" office:value="58.469375739999997" table:style-name="ce1">
            <text:p>58.46937574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71.166666669999998" table:style-name="ce1">
            <text:p>71.16666667</text:p>
          </table:table-cell>
          <table:table-cell office:value-type="float" office:value="70.53931034" table:style-name="ce1">
            <text:p>70.53931034</text:p>
          </table:table-cell>
          <table:table-cell office:value-type="float" office:value="77.411145719999993" table:style-name="ce1">
            <text:p>77.41114572</text:p>
          </table:table-cell>
          <table:table-cell office:value-type="float" office:value="73.669781929999999" table:style-name="ce1">
            <text:p>73.66978193</text:p>
          </table:table-cell>
          <table:table-cell office:value-type="float" office:value="72.825988699999996" table:style-name="ce1">
            <text:p>72.8259887</text:p>
          </table:table-cell>
          <table:table-cell office:value-type="float" office:value="58.50306243" table:style-name="ce1">
            <text:p>58.50306243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71.159148939999994" table:style-name="ce1">
            <text:p>71.15914894</text:p>
          </table:table-cell>
          <table:table-cell office:value-type="float" office:value="70.617241379999996" table:style-name="ce1">
            <text:p>70.61724138</text:p>
          </table:table-cell>
          <table:table-cell office:value-type="float" office:value="77.403680719999997" table:style-name="ce1">
            <text:p>77.40368072</text:p>
          </table:table-cell>
          <table:table-cell office:value-type="float" office:value="73.661370719999994" table:style-name="ce1">
            <text:p>73.66137072</text:p>
          </table:table-cell>
          <table:table-cell office:value-type="float" office:value="72.835028249999993" table:style-name="ce1">
            <text:p>72.83502825</text:p>
          </table:table-cell>
          <table:table-cell office:value-type="float" office:value="58.536984689999997" table:style-name="ce1">
            <text:p>58.53698469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71.151347520000002" table:style-name="ce1">
            <text:p>71.15134752</text:p>
          </table:table-cell>
          <table:table-cell office:value-type="float" office:value="70.688275860000005" table:style-name="ce1">
            <text:p>70.68827586</text:p>
          </table:table-cell>
          <table:table-cell office:value-type="float" office:value="77.398392999999999" table:style-name="ce1">
            <text:p>77.398393</text:p>
          </table:table-cell>
          <table:table-cell office:value-type="float" office:value="73.652647979999998" table:style-name="ce1">
            <text:p>73.65264798</text:p>
          </table:table-cell>
          <table:table-cell office:value-type="float" office:value="72.84180791" table:style-name="ce1">
            <text:p>72.84180791</text:p>
          </table:table-cell>
          <table:table-cell office:value-type="float" office:value="58.570435809999999" table:style-name="ce1">
            <text:p>58.57043581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71.143829789999998" table:style-name="ce1">
            <text:p>71.14382979</text:p>
          </table:table-cell>
          <table:table-cell office:value-type="float" office:value="70.745517239999998" table:style-name="ce1">
            <text:p>70.74551724</text:p>
          </table:table-cell>
          <table:table-cell office:value-type="float" office:value="77.391861120000002" table:style-name="ce1">
            <text:p>77.39186112</text:p>
          </table:table-cell>
          <table:table-cell office:value-type="float" office:value="73.643613709999997" table:style-name="ce1">
            <text:p>73.64361371</text:p>
          </table:table-cell>
          <table:table-cell office:value-type="float" office:value="72.853107339999994" table:style-name="ce1">
            <text:p>72.85310734</text:p>
          </table:table-cell>
          <table:table-cell office:value-type="float" office:value="58.60282686" table:style-name="ce1">
            <text:p>58.60282686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71.136453900000006" table:style-name="ce1">
            <text:p>71.1364539</text:p>
          </table:table-cell>
          <table:table-cell office:value-type="float" office:value="70.791724139999999" table:style-name="ce1">
            <text:p>70.79172414</text:p>
          </table:table-cell>
          <table:table-cell office:value-type="float" office:value="77.386417879999996" table:style-name="ce1">
            <text:p>77.38641788</text:p>
          </table:table-cell>
          <table:table-cell office:value-type="float" office:value="73.634890970000001" table:style-name="ce1">
            <text:p>73.63489097</text:p>
          </table:table-cell>
          <table:table-cell office:value-type="float" office:value="72.866666670000001" table:style-name="ce1">
            <text:p>72.86666667</text:p>
          </table:table-cell>
          <table:table-cell office:value-type="float" office:value="58.633686689999998" table:style-name="ce1">
            <text:p>58.63368669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71.128936170000003" table:style-name="ce1">
            <text:p>71.12893617</text:p>
          </table:table-cell>
          <table:table-cell office:value-type="float" office:value="70.818620690000003" table:style-name="ce1">
            <text:p>70.81862069</text:p>
          </table:table-cell>
          <table:table-cell office:value-type="float" office:value="77.37895288" table:style-name="ce1">
            <text:p>77.37895288</text:p>
          </table:table-cell>
          <table:table-cell office:value-type="float" office:value="73.6258567" table:style-name="ce1">
            <text:p>73.6258567</text:p>
          </table:table-cell>
          <table:table-cell office:value-type="float" office:value="72.877401129999996" table:style-name="ce1">
            <text:p>72.87740113</text:p>
          </table:table-cell>
          <table:table-cell office:value-type="float" office:value="58.662779739999998" table:style-name="ce1">
            <text:p>58.66277974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71.121560279999997" table:style-name="ce1">
            <text:p>71.12156028</text:p>
          </table:table-cell>
          <table:table-cell office:value-type="float" office:value="70.894482760000002" table:style-name="ce1">
            <text:p>70.89448276</text:p>
          </table:table-cell>
          <table:table-cell office:value-type="float" office:value="77.370554740000003" table:style-name="ce1">
            <text:p>77.37055474</text:p>
          </table:table-cell>
          <table:table-cell office:value-type="float" office:value="73.616510899999994" table:style-name="ce1">
            <text:p>73.6165109</text:p>
          </table:table-cell>
          <table:table-cell office:value-type="float" office:value="72.888700560000004" table:style-name="ce1">
            <text:p>72.88870056</text:p>
          </table:table-cell>
          <table:table-cell office:value-type="float" office:value="58.689281510000001" table:style-name="ce1">
            <text:p>58.68928151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71.114326239999997" table:style-name="ce2">
            <text:p>71.11432624</text:p>
          </table:table-cell>
          <table:table-cell office:value-type="float" office:value="70.97103448" table:style-name="ce1">
            <text:p>70.97103448</text:p>
          </table:table-cell>
          <table:table-cell office:value-type="float" office:value="77.356402329999995" table:style-name="ce1">
            <text:p>77.35640233</text:p>
          </table:table-cell>
          <table:table-cell office:value-type="float" office:value="73.607788159999998" table:style-name="ce1">
            <text:p>73.60778816</text:p>
          </table:table-cell>
          <table:table-cell office:value-type="float" office:value="72.900564970000005" table:style-name="ce1">
            <text:p>72.90056497</text:p>
          </table:table-cell>
          <table:table-cell office:value-type="float" office:value="58.713074200000001" table:style-name="ce1">
            <text:p>58.7130742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71.107517729999998" table:style-name="ce1">
            <text:p>71.10751773</text:p>
          </table:table-cell>
          <table:table-cell office:value-type="float" office:value="71.047586210000006" table:style-name="ce1">
            <text:p>71.04758621</text:p>
          </table:table-cell>
          <table:table-cell office:value-type="float" office:value="77.327941989999999" table:style-name="ce1">
            <text:p>77.32794199</text:p>
          </table:table-cell>
          <table:table-cell office:value-type="float" office:value="73.599376950000007" table:style-name="ce1">
            <text:p>73.59937695</text:p>
          </table:table-cell>
          <table:table-cell office:value-type="float" office:value="72.913559320000005" table:style-name="ce1">
            <text:p>72.91355932</text:p>
          </table:table-cell>
          <table:table-cell office:value-type="float" office:value="58.735100119999998" table:style-name="ce1">
            <text:p>58.73510012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71.099716310000005" table:style-name="ce1">
            <text:p>71.09971631</text:p>
          </table:table-cell>
          <table:table-cell office:value-type="float" office:value="71.124137930000003" table:style-name="ce1">
            <text:p>71.12413793</text:p>
          </table:table-cell>
          <table:table-cell office:value-type="float" office:value="77.322965319999994" table:style-name="ce1">
            <text:p>77.32296532</text:p>
          </table:table-cell>
          <table:table-cell office:value-type="float" office:value="73.590965729999994" table:style-name="ce1">
            <text:p>73.59096573</text:p>
          </table:table-cell>
          <table:table-cell office:value-type="float" office:value="72.927118640000003" table:style-name="ce1">
            <text:p>72.92711864</text:p>
          </table:table-cell>
          <table:table-cell office:value-type="float" office:value="58.755594819999999" table:style-name="ce1">
            <text:p>58.75559482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71.099148940000006" table:style-name="ce1">
            <text:p>71.09914894</text:p>
          </table:table-cell>
          <table:table-cell office:value-type="float" office:value="71.200689659999995" table:style-name="ce1">
            <text:p>71.20068966</text:p>
          </table:table-cell>
          <table:table-cell office:value-type="float" office:value="77.322965319999994" table:style-name="ce1">
            <text:p>77.32296532</text:p>
          </table:table-cell>
          <table:table-cell office:value-type="float" office:value="73.582554520000002" table:style-name="ce1">
            <text:p>73.58255452</text:p>
          </table:table-cell>
          <table:table-cell office:value-type="float" office:value="72.940677969999996" table:style-name="ce1">
            <text:p>72.94067797</text:p>
          </table:table-cell>
          <table:table-cell office:value-type="float" office:value="58.774911660000001" table:style-name="ce1">
            <text:p>58.77491166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vinay kumar katla</meta:initial-creator>
    <dc:creator>vinay kumar katla</dc:creator>
    <meta:creation-date>2023-04-21T18:14:31Z</meta:creation-date>
    <dc:date>2023-04-26T23:08:15Z</dc:date>
  </office:meta>
</office:document-meta>
</file>